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b386f5" officeooo:paragraph-rsid="00b386f5"/>
    </style:style>
    <style:style style:name="P2" style:family="paragraph" style:parent-style-name="Heading_20_2">
      <style:text-properties officeooo:paragraph-rsid="00b4e4b5"/>
    </style:style>
    <style:style style:name="P3" style:family="paragraph" style:parent-style-name="Standard" style:list-style-name="L1">
      <style:text-properties officeooo:rsid="00b386f5" officeooo:paragraph-rsid="00b386f5"/>
    </style:style>
    <style:style style:name="P4" style:family="paragraph" style:parent-style-name="Standard" style:list-style-name="L2">
      <style:text-properties officeooo:rsid="00118b8d" officeooo:paragraph-rsid="001e7754"/>
    </style:style>
    <style:style style:name="P5" style:family="paragraph" style:parent-style-name="Standard" style:list-style-name="L2">
      <style:text-properties officeooo:rsid="0012885d" officeooo:paragraph-rsid="001e7754"/>
    </style:style>
    <style:style style:name="P6" style:family="paragraph" style:parent-style-name="Standard" style:list-style-name="List_20_1">
      <style:text-properties officeooo:rsid="0012e64f" officeooo:paragraph-rsid="0015e1af"/>
    </style:style>
    <style:style style:name="P7" style:family="paragraph" style:parent-style-name="Standard" style:list-style-name="List_20_1">
      <style:text-properties officeooo:rsid="0012e64f" officeooo:paragraph-rsid="0012e64f"/>
    </style:style>
    <style:style style:name="P8" style:family="paragraph" style:parent-style-name="Standard" style:list-style-name="List_20_1">
      <style:text-properties officeooo:rsid="0015e1af" officeooo:paragraph-rsid="0015e1af"/>
    </style:style>
    <style:style style:name="P9" style:family="paragraph" style:parent-style-name="Standard" style:list-style-name="List_20_1">
      <style:text-properties officeooo:rsid="0018a8db" officeooo:paragraph-rsid="0018a8db"/>
    </style:style>
    <style:style style:name="P10" style:family="paragraph" style:parent-style-name="Standard" style:list-style-name="List_20_1">
      <style:text-properties officeooo:rsid="001645cb" officeooo:paragraph-rsid="001645cb"/>
    </style:style>
    <style:style style:name="P11" style:family="paragraph" style:parent-style-name="Standard" style:list-style-name="List_20_1">
      <style:text-properties officeooo:rsid="0017a72c" officeooo:paragraph-rsid="0017a72c"/>
    </style:style>
    <style:style style:name="P12" style:family="paragraph" style:parent-style-name="Standard" style:list-style-name="List_20_1">
      <style:text-properties officeooo:rsid="001846e5" officeooo:paragraph-rsid="001846e5"/>
    </style:style>
    <style:style style:name="P13" style:family="paragraph" style:parent-style-name="Standard" style:list-style-name="List_20_1">
      <style:text-properties officeooo:rsid="00138407" officeooo:paragraph-rsid="00138407"/>
    </style:style>
    <style:style style:name="P14" style:family="paragraph" style:parent-style-name="Standard" style:list-style-name="L3">
      <style:text-properties officeooo:rsid="001b0adb" officeooo:paragraph-rsid="001b0adb"/>
    </style:style>
    <style:style style:name="P15" style:family="paragraph" style:parent-style-name="Standard" style:list-style-name="L4"/>
    <style:style style:name="T1" style:family="text">
      <style:text-properties officeooo:rsid="00114ab6"/>
    </style:style>
    <style:style style:name="T2" style:family="text">
      <style:text-properties officeooo:rsid="00118b8d"/>
    </style:style>
    <style:style style:name="T3" style:family="text">
      <style:text-properties officeooo:rsid="0012e64f"/>
    </style:style>
    <style:style style:name="T4" style:family="text">
      <style:text-properties officeooo:rsid="00138407"/>
    </style:style>
    <style:style style:name="T5" style:family="text">
      <style:text-properties officeooo:rsid="001538b8"/>
    </style:style>
    <style:style style:name="T6" style:family="text">
      <style:text-properties officeooo:rsid="0018e3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Medusa</text:p>
      <text:p text:style-name="Standard">* Ncrack</text:p>
      <text:p text:style-name="Standard">* Hydra</text:p>
      <text:p text:style-name="Standard"/>
      <text:p text:style-name="Standard">* Can use Crunch and save pwd list then pass to John the Ripper though john does not need a file and can do <text:span text:style-name="T1">password cracking on its own.</text:span></text:p>
      <text:p text:style-name="Standard"/>
      <text:h text:style-name="P1" text:outline-level="2">Password Locations</text:h>
      <text:list xml:id="list2485929281" text:style-name="L1">
        <text:list-item>
          <text:p text:style-name="P3">Linux - /etc/shadow</text:p>
        </text:list-item>
        <text:list-item>
          <text:p text:style-name="P3">Windows SAM – C:\Windows\System32\config\sam</text:p>
        </text:list-item>
        <text:list-item>
          <text:p text:style-name="P3">Windows Domain Controller - C:\WindowsNT\dsn\ntds.dit</text:p>
        </text:list-item>
      </text:list>
      <text:h text:style-name="Heading_20_2" text:outline-level="2">Dictionary Attack</text:h>
      <text:list xml:id="list4084329992" text:style-name="L2">
        <text:list-item>
          <text:p text:style-name="P4">Uses normal words found in a dictionary such as “John”, “Jane”, etc.</text:p>
        </text:list-item>
        <text:list-item>
          <text:p text:style-name="P4">Store the hash of each word in a file and compare to stolen pwds.</text:p>
        </text:list-item>
        <text:list-item>
          <text:p text:style-name="P5">rockyou.txt</text:p>
        </text:list-item>
      </text:list>
      <text:h text:style-name="P2" text:outline-level="2"><text:span text:style-name="T2">Rainbow </text:span><text:span text:style-name="T3">Table </text:span><text:span text:style-name="T2">Attack</text:span></text:h>
      <text:list xml:id="list3028203938" text:style-name="L4">
        <text:list-item>
          <text:p text:style-name="P15">https://freerainbowtables.com/</text:p>
        </text:list-item>
      </text:list>
      <text:list xml:id="list624632734" text:style-name="List_20_1">
        <text:list-item>
          <text:p text:style-name="P6">Trade-off between bruit force and dictionary.</text:p>
          <text:list>
            <text:list-item>
              <text:p text:style-name="P8">Uses more memory of bruit force (but less CPU).</text:p>
            </text:list-item>
            <text:list-item>
              <text:p text:style-name="P8">Uses more CPU than dictionary (but less storage).</text:p>
            </text:list-item>
          </text:list>
        </text:list-item>
        <text:list-item>
          <text:p text:style-name="P7">rtgen – tool used to generate a rainbow table.</text:p>
        </text:list-item>
        <text:list-item>
          <text:p text:style-name="P9">Each row in the table is a “chain” and each column is length of each chain.</text:p>
        </text:list-item>
        <text:list-item>
          <text:p text:style-name="P10">Specific to the hash function used to create the Table. <text:s/>MD5 tables can only crack MD5 hashes.</text:p>
        </text:list-item>
        <text:list-item>
          <text:p text:style-name="P7">Uses a Reduction Function to map hashed into something that could be a pwd.</text:p>
          <text:list>
            <text:list-item>
              <text:p text:style-name="P11">Uses a different reduction function for each chain link so that when there is a hash collision in two or more chains, the chains won’t merge, as long as the collision does not occur in the same location of each chain.</text:p>
            </text:list-item>
            <text:list-item>
              <text:p text:style-name="P12">Using multiple reduction function increases the probability of a correct crack for a given table size.</text:p>
            </text:list-item>
            <text:list-item>
              <text:p text:style-name="P12">Also using multiples almost doubles the speed of lookups.</text:p>
            </text:list-item>
          </text:list>
        </text:list-item>
        <text:list-item>
          <text:p text:style-name="P7">Alternating hashing and reducing to produce a chain of alternating hashes and plain text.</text:p>
        </text:list-item>
        <text:list-item>
          <text:p text:style-name="P7">Dave (hash -&gt;) 12345 (reduction function -&gt;) SomeText (hash → ) <text:span text:style-name="T6">88997</text:span></text:p>
        </text:list-item>
        <text:list-item>
          <text:p text:style-name="P7"><text:s/><text:span text:style-name="T4">Compute a number of chains with a specific length.</text:span></text:p>
          <text:list>
            <text:list-item>
              <text:p text:style-name="P13">Instead of storing 10,000 plain-text values (which can crack 10,000 pwds), only store the beginning and end point of 5,000 chains.</text:p>
            </text:list-item>
            <text:list-item>
              <text:p text:style-name="P13">*** <text:span text:style-name="T5">This can crack any number of pwds, 100,000, 1M, 1B, etc.</text:span></text:p>
            </text:list-item>
          </text:list>
        </text:list-item>
      </text:list>
      <text:h text:style-name="Heading_20_2" text:outline-level="2">Salt</text:h>
      <text:list xml:id="list23059063" text:style-name="L3">
        <text:list-item>
          <text:p text:style-name="P14">Renders Rainbow tables useles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08:47:55.462170178</meta:creation-date>
    <meta:generator>LibreOffice/7.0.4.2$Linux_X86_64 LibreOffice_project/00$Build-2</meta:generator>
    <dc:date>2025-07-26T15:34:31.404983296</dc:date>
    <meta:editing-duration>P5DT3H48M36S</meta:editing-duration>
    <meta:editing-cycles>160</meta:editing-cycles>
    <meta:document-statistic meta:table-count="0" meta:image-count="0" meta:object-count="0" meta:page-count="1" meta:paragraph-count="31" meta:word-count="321" meta:character-count="1769" meta:non-whitespace-character-count="1498"/>
  </office:meta>
</office:document-meta>
</file>